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Std" svg:font-family="'Gill Sans Std'" style:font-family-generic="roman" style:font-pitch="variable"/>
    <style:font-face style:name="Gill Sans Std1" svg:font-family="'Gill Sans Std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Std2" svg:font-family="'Gill Sans Std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8cm" fo:min-width="2.3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ff950e" draw:fill="solid" draw:fill-color="#ffd320" draw:textarea-horizontal-align="justify" draw:textarea-vertical-align="middle" draw:auto-grow-height="false" fo:min-height="2.266cm" fo:min-width="2.016cm"/>
    </style:style>
    <style:style style:name="gr4" style:family="graphic" style:parent-style-name="objectwithoutfill">
      <style:graphic-properties svg:stroke-width="0.3cm" draw:marker-start-width="0.5cm" draw:marker-end-width="0.5cm" draw:fill="none" draw:textarea-vertical-align="middle" fo:padding-top="0.275cm" fo:padding-bottom="0.275cm" fo:padding-left="0.4cm" fo:padding-right="0.4cm"/>
    </style:style>
    <style:style style:name="gr5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579d1c" draw:marker-start-width="0.15cm" draw:marker-end-width="0.15cm" draw:fill="solid" draw:fill-color="#aecf00" draw:textarea-horizontal-align="justify" draw:textarea-vertical-align="middle" draw:auto-grow-height="false" fo:min-height="2.48cm" fo:min-width="1.33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c5000b" draw:marker-start-width="0cm" draw:marker-end-width="0cm" draw:fill="solid" draw:fill-color="#ffffff" draw:textarea-horizontal-align="justify" draw:textarea-vertical-align="middle" draw:auto-grow-height="false" fo:min-height="1.58cm" fo:min-width="1.33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bold" style:font-weight-complex="bold"/>
    </style:style>
    <style:style style:name="P3" style:family="paragraph">
      <style:paragraph-properties fo:text-align="center"/>
      <style:text-properties fo:font-weight="normal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normal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4cm" svg:x="0cm" svg:y="10cm">
          <text:p text:style-name="P1"><text:span text:style-name="T1">Module</text:span><text:span text:style-name="T1"><text:line-break/></text:span><text:span text:style-name="T1">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8cm" svg:y1="0cm" svg:x2="18cm" svg:y2="24cm">
          <text:p/>
        </draw:line>
        <draw:custom-shape draw:style-name="gr1" draw:text-style-name="P4" xml:id="id6" draw:id="id6" draw:layer="layout" svg:width="4cm" svg:height="4cm" svg:x="13cm" svg:y="19cm">
          <text:p text:style-name="P1"><text:span text:style-name="T2">Module</text:span><text:span text:style-name="T2"><text:line-break/></text:span><text:span text:style-name="T2">M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4cm" svg:height="4cm" svg:x="13cm" svg:y="10.001cm">
          <text:p text:style-name="P1"><text:span text:style-name="T1">Module</text:span></text:p>
          <text:p text:style-name="P1"><text:span text:style-name="T1">M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4cm" svg:height="4cm" svg:x="13cm" svg:y="1cm">
          <text:p text:style-name="P1"><text:span text:style-name="T1">Module</text:span><text:span text:style-name="T1"><text:line-break/></text:span><text:span text:style-name="T1">M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4cm" svg:height="4cm" svg:x="5.999cm" svg:y="4cm">
          <text:p text:style-name="P1"><text:span text:style-name="T3">API</text:span></text:p>
          <text:p text:style-name="P1"><text:span text:style-name="T3">spécifiée</text:span></text:p>
          <text:p text:style-name="P1"><text:span text:style-name="T3">par M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2" draw:id="id2" draw:layer="layout" svg:width="4cm" svg:height="4cm" svg:x="6cm" svg:y="10cm">
          <text:p text:style-name="P1"><text:span text:style-name="T3">API</text:span></text:p>
          <text:p text:style-name="P1"><text:span text:style-name="T3">spécifiée</text:span></text:p>
          <text:p text:style-name="P1"><text:span text:style-name="T3">par M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4" draw:id="id4" draw:layer="layout" svg:width="4cm" svg:height="4cm" svg:x="6cm" svg:y="16cm">
          <text:p text:style-name="P1"><text:span text:style-name="T3">API</text:span></text:p>
          <text:p text:style-name="P1"><text:span text:style-name="T3">spécifiée</text:span></text:p>
          <text:p text:style-name="P1"><text:span text:style-name="T3">par M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1" draw:layer="layout" draw:type="line" svg:x1="4cm" svg:y1="12cm" svg:x2="6cm" svg:y2="12cm" draw:start-shape="id1" draw:start-glue-point="10" draw:end-shape="id2" draw:end-glue-point="5" svg:d="M4000 12000h2000" svg:viewBox="0 0 2001 1">
          <text:p/>
        </draw:connector>
        <draw:connector draw:style-name="gr4" draw:text-style-name="P1" draw:layer="layout" draw:type="lines" svg:x1="2cm" svg:y1="10cm" svg:x2="5.999cm" svg:y2="6cm" draw:start-shape="id1" draw:start-glue-point="4" draw:end-shape="id3" draw:end-glue-point="5" svg:d="M2000 10000v-501l3498-3499h501" svg:viewBox="0 0 4000 4001">
          <text:p/>
        </draw:connector>
        <draw:connector draw:style-name="gr4" draw:text-style-name="P1" draw:layer="layout" draw:type="lines" svg:x1="2cm" svg:y1="14cm" svg:x2="6cm" svg:y2="18cm" draw:start-shape="id1" draw:start-glue-point="8" draw:end-shape="id4" draw:end-glue-point="5" svg:d="M2000 14000v502l3499 3498h501" svg:viewBox="0 0 4001 4001">
          <text:p/>
        </draw:connector>
        <draw:connector draw:style-name="gr5" draw:text-style-name="P1" draw:layer="layout" draw:type="lines" svg:x1="13cm" svg:y1="3cm" svg:x2="9.999cm" svg:y2="6cm" draw:start-shape="id5" draw:start-glue-point="6" draw:end-shape="id3" draw:end-glue-point="7" svg:d="M13000 3000h-501l-1998 3000h-502" svg:viewBox="0 0 3002 3001">
          <text:p/>
        </draw:connector>
        <draw:connector draw:style-name="gr5" draw:text-style-name="P1" draw:layer="layout" draw:type="lines" svg:x1="13cm" svg:y1="21cm" svg:x2="10cm" svg:y2="18cm" draw:start-shape="id6" draw:start-glue-point="6" draw:end-shape="id4" draw:end-glue-point="7" svg:d="M13000 21000h-501l-1997-3000h-502" svg:viewBox="0 0 3001 3001">
          <text:p/>
        </draw:connector>
        <draw:connector draw:style-name="gr5" draw:text-style-name="P1" draw:layer="layout" draw:type="lines" svg:x1="13cm" svg:y1="12.001cm" svg:x2="10cm" svg:y2="12cm" draw:start-shape="id7" draw:start-glue-point="6" draw:end-shape="id2" draw:end-glue-point="7" svg:d="M13000 12001h-501l-1997-1h-502" svg:viewBox="0 0 3001 2">
          <text:p/>
        </draw:connector>
        <draw:custom-shape draw:style-name="gr1" draw:text-style-name="P2" xml:id="id8" draw:id="id8" draw:layer="layout" svg:width="4cm" svg:height="4cm" svg:x="19cm" svg:y="10.001cm">
          <text:p text:style-name="P1"><text:span text:style-name="T1">Module</text:span><text:span text:style-name="T1"><text:line-break/></text:span><text:span text:style-name="T1">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1" draw:id="id11" draw:layer="layout" svg:width="4cm" svg:height="4cm" svg:x="32cm" svg:y="19.001cm">
          <text:p text:style-name="P1"><text:span text:style-name="T2">Module</text:span><text:span text:style-name="T2"><text:line-break/></text:span><text:span text:style-name="T2">M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4cm" svg:height="4cm" svg:x="32cm" svg:y="10.002cm">
          <text:p text:style-name="P1"><text:span text:style-name="T1">Module</text:span></text:p>
          <text:p text:style-name="P1"><text:span text:style-name="T1">M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4cm" svg:height="4cm" svg:x="32cm" svg:y="1.001cm">
          <text:p text:style-name="P1"><text:span text:style-name="T1">Module</text:span><text:span text:style-name="T1"><text:line-break/></text:span><text:span text:style-name="T1">M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4cm" svg:height="4cm" svg:x="25cm" svg:y="10.001cm">
          <text:p text:style-name="P1"><text:span text:style-name="T3">API</text:span></text:p>
          <text:p text:style-name="P1"><text:span text:style-name="T3">complète</text:span></text:p>
          <text:p text:style-name="P1"><text:span text:style-name="T3">de M1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1" draw:layer="layout" draw:type="line" svg:x1="23cm" svg:y1="12.001cm" svg:x2="25cm" svg:y2="12.001cm" draw:start-shape="id8" draw:start-glue-point="10" draw:end-shape="id9" draw:end-glue-point="5" svg:d="M23000 12001h2000" svg:viewBox="0 0 2001 1">
          <text:p/>
        </draw:connector>
        <draw:connector draw:style-name="gr5" draw:text-style-name="P1" draw:layer="layout" draw:type="lines" svg:x1="32cm" svg:y1="3.001cm" svg:x2="27cm" svg:y2="10.001cm" draw:start-shape="id10" draw:start-glue-point="6" draw:end-shape="id9" draw:end-glue-point="4" svg:d="M32000 3001h-501l-4499 6499v501" svg:viewBox="0 0 5001 7001">
          <text:p/>
        </draw:connector>
        <draw:connector draw:style-name="gr5" draw:text-style-name="P1" draw:layer="layout" draw:type="lines" svg:x1="32cm" svg:y1="21.001cm" svg:x2="27cm" svg:y2="14.001cm" draw:start-shape="id11" draw:start-glue-point="6" draw:end-shape="id9" draw:end-glue-point="6" svg:d="M32000 21001h-501l-4499-6498v-502" svg:viewBox="0 0 5001 7001">
          <text:p/>
        </draw:connector>
        <draw:connector draw:style-name="gr5" draw:text-style-name="P1" draw:layer="layout" draw:type="lines" svg:x1="32cm" svg:y1="12.002cm" svg:x2="29cm" svg:y2="12.001cm" draw:start-shape="id12" draw:start-glue-point="6" draw:end-shape="id9" draw:end-glue-point="7" svg:d="M32000 12002h-501l-1997-1h-502" svg:viewBox="0 0 3001 2">
          <text:p/>
        </draw:connector>
        <draw:custom-shape draw:style-name="gr6" draw:text-style-name="P1" draw:layer="layout" svg:width="4cm" svg:height="4cm" svg:x="19cm" svg:y="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" draw:layer="layout" svg:width="4cm" svg:height="4cm" svg:x="1cm" svg:y="1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 Sans Std" svg:font-family="'Gill Sans Std'" style:font-family-generic="roman" style:font-pitch="variable"/>
    <style:font-face style:name="Gill Sans Std1" svg:font-family="'Gill Sans Std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Std2" svg:font-family="'Gill Sans Std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ill Sans Std2" fo:font-family="'Gill Sans Std'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6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6T13:22:25.485000000</meta:creation-date>
    <dc:date>2014-09-26T15:36:55.999000000</dc:date>
    <meta:editing-duration>PT2H10M44S</meta:editing-duration>
    <meta:editing-cycles>19</meta:editing-cycles>
    <meta:generator>LibreOffice/4.3.1.2$Windows_x86 LibreOffice_project/958349dc3b25111dbca392fbc281a05559ef6848</meta:generator>
    <meta:document-statistic meta:object-count="25"/>
  </office:meta>
</office:document-meta>
</file>